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0.635cm" fo:margin-righ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Arial" fo:font-size="12pt" style:font-name-asian="Times New Roman" style:font-size-asian="12pt" style:language-asian="pt" style:country-asian="BR" style:font-name-complex="Arial" style:font-size-complex="12pt"/>
    </style:style>
    <style:style style:name="P2" style:family="paragraph" style:parent-style-name="Normal" style:master-page-name="MP0">
      <style:paragraph-properties fo:margin-left="0.63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>
        <style:tab-stops/>
      </style:paragraph-properties>
      <style:text-properties style:font-name="Arial" fo:font-size="12pt" style:font-name-asian="Times New Roman" style:font-size-asian="12pt" style:language-asian="pt" style:country-asian="BR" style:font-name-complex="Arial" style:font-size-complex="12pt"/>
    </style:style>
    <style:style style:name="P3" style:family="paragraph" style:parent-style-name="Normal">
      <style:paragraph-properties fo:margin-left="0.63cm" fo:margin-righ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Arial" fo:font-size="12pt" style:font-name-asian="Times New Roman" style:font-size-asian="12pt" style:language-asian="pt" style:country-asian="BR" style:font-name-complex="Arial" style:font-size-complex="12pt"/>
    </style:style>
    <style:style style:name="P4" style:family="paragraph" style:parent-style-name="Normal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5" style:family="paragraph" style:parent-style-name="Normal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6" style:family="paragraph" style:parent-style-name="Parágrafo_20_da_20_Lista" style:list-style-name="L1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7" style:family="paragraph" style:parent-style-name="Parágrafo_20_da_20_Lista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8" style:family="paragraph" style:parent-style-name="Parágrafo_20_da_20_Lista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officeooo:rsid="000ba58b" officeooo:paragraph-rsid="000ba58b" style:font-size-asian="12pt" style:font-name-complex="Arial" style:font-size-complex="12pt"/>
    </style:style>
    <style:style style:name="P9" style:family="paragraph" style:parent-style-name="Parágrafo_20_da_20_Lista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officeooo:rsid="000dc353" officeooo:paragraph-rsid="000dc353" style:font-size-asian="12pt" style:font-name-complex="Arial" style:font-size-complex="12pt"/>
    </style:style>
    <style:style style:name="T1" style:family="text">
      <style:text-properties officeooo:rsid="000ff0f9"/>
    </style:style>
    <style:style style:name="T2" style:family="text">
      <style:text-properties officeooo:rsid="001173a5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gurança no Desenvolvimento de Aplicações</text:p>
      <text:p text:style-name="P3">Fatec Araras</text:p>
      <text:p text:style-name="P3">Prof. Jonas Bodê</text:p>
      <text:p text:style-name="P1"/>
      <text:p text:style-name="P1"/>
      <text:list xml:id="list2464179796" text:style-name="L1">
        <text:list-item>
          <text:p text:style-name="P6">O que é Pré-Compromisso? Justifique a sua resposta.</text:p>
        </text:list-item>
      </text:list>
      <text:p text:style-name="P4">Pré-compromisso é um contrato firmado entre o hacker ético e a empresa que está contratando seus serviços, detalhando quais ações serão tomadas durante o pentest, e também atuando como uma forma do hacker se resguardar de ser culpado por alguma eventual queda de sistema ou de ambiente.</text:p>
      <text:p text:style-name="P5"/>
      <text:list xml:id="list113846071517092" text:continue-numbering="true" text:style-name="L1">
        <text:list-item>
          <text:p text:style-name="P6">O pré-compromisso pode ser “firmado” de qual maneira mais adequada? Justifique a sua resposta.</text:p>
        </text:list-item>
      </text:list>
      <text:p text:style-name="P5">A maneira mais adequada para se firmar um pré-compromiso é com base em um contrato formalizado e reconhecido entre as duas partes, o hacker e o cliente, evitando que qualquer um dos lados quebre o que foi definido e alegue que não havia concordado com tal ação.</text:p>
      <text:p text:style-name="P5"/>
      <text:list xml:id="list113845760195175" text:continue-numbering="true" text:style-name="L1">
        <text:list-item>
          <text:p text:style-name="P6">Cite pelo menos 3 etapas do pré-compromisso e justifique as escolhidas.</text:p>
          <text:list>
            <text:list-item>
              <text:p text:style-name="P6">Escopo: é a etapa em que o teste é detalhado, com seus riscos, permissões, objetivos exploits e ações sendo definidos entre o hacker e o cliente.</text:p>
            </text:list-item>
            <text:list-item>
              <text:p text:style-name="P6">Janela de teste: é a etapa em que são definidos os horários e dias em que o hacker poderá realizar os testes contra o ambiente do client.</text:p>
            </text:list-item>
            <text:list-item>
              <text:p text:style-name="P6">Informações de Contato: é a etapa em que são definidos os “contatos de emergência” que o hacker poderá contatar se alguma coisa der errado.</text:p>
            </text:list-item>
          </text:list>
        </text:list-item>
      </text:list>
      <text:p text:style-name="P5"/>
      <text:list xml:id="list113845460327164" text:continue-numbering="true" text:style-name="L1">
        <text:list-item>
          <text:p text:style-name="P6"><text:soft-page-break/>Qual a importância de fazer coleta de informações? Qual é o objetivo do processo chamado de OSINT?</text:p>
        </text:list-item>
      </text:list>
      <text:p text:style-name="P5">A coleta de informações é importante pois é nessa fase do teste em que podemos identificar os potenciais ameaças e meios de invasão do cliente, como portas abertas em um servidor e quais os softwares que o cliente utiliza em sua plataforma, com o processo OSINT complementando essas informações a partir da coleta de dados do cliente que estejam disponíveis de forma pública e aberta.</text:p>
      <text:p text:style-name="P5"/>
      <text:list xml:id="list113845054268667" text:continue-numbering="true" text:style-name="L1">
        <text:list-item>
          <text:p text:style-name="P6">O que é Modelagem de Ameaças e qual a sua importância?</text:p>
        </text:list-item>
      </text:list>
      <text:p text:style-name="P5">Modelagem de ameaças é o processo pelo qual o hacker desenvolve os planos de ataque com base nas informações coletadas, sendo importante para definir quais os sistemas e plataformas do cliente que vão ser testados e como eles serão atacados.</text:p>
      <text:p text:style-name="P5"/>
      <text:list xml:id="list113844824727970" text:continue-numbering="true" text:style-name="L1">
        <text:list-item>
          <text:p text:style-name="P6">O que é análise de vulnerabilidade e qual sua importância?</text:p>
        </text:list-item>
      </text:list>
      <text:p text:style-name="P5">É a etapa em que o hacker começa o processo exploratório, usando escâneres de vulnerabilidades, identificando se a plataforma do cliente está suscetível a ataques por meio de uma ameaça já conhecidas.</text:p>
      <text:p text:style-name="P5"/>
      <text:list xml:id="list113845565229598" text:continue-numbering="true" text:style-name="L1">
        <text:list-item>
          <text:p text:style-name="P6">Defina o que é exploração e cite suas vantagens.</text:p>
        </text:list-item>
      </text:list>
      <text:p text:style-name="P8">Exploração é o processo em que o hacker executa ferramentas e exploits a partir das vulnerabilidades descobertas durante a etapa de análise na tentativa de acessar a plataforma do cliente.</text:p>
      <text:p text:style-name="P7"/>
      <text:list xml:id="list113845732224519" text:continue-numbering="true" text:style-name="L1">
        <text:list-item>
          <text:p text:style-name="P6">Defina o que é pós-exploração e cite suas vantagens.</text:p>
        </text:list-item>
      </text:list>
      <text:p text:style-name="P8">A pós exploração ocorre após o pentester já ter conseguido acesso e já estar conectado na plataforma do cliente, e é nessa fase que a maioria dos testes de penetração vai ser executado, com o hacker coletando informações sobre o sistema atacado e suas eventuais falhas de segurança.</text:p>
      <text:p text:style-name="P7"><text:soft-page-break/></text:p>
      <text:list xml:id="list113844984431797" text:continue-numbering="true" text:style-name="L1">
        <text:list-item>
          <text:p text:style-name="P6">Qual é a importância de um relatório?</text:p>
        </text:list-item>
      </text:list>
      <text:p text:style-name="P9">O relatório é importante pois é nele que todas <text:span text:style-name="T2">as vulnerabilidades descobertas durante o teste </text:span><text:span text:style-name="T1">são</text:span> detalhadas para o cliente, também <text:span text:style-name="T1">detalhando </text:span>como o cliente pode aumentar sua segurança e se prevenir contra futuros ataqu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WW_5f_CharLFO2LVL1" style:display-name="WW_CharLFO2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5b836ae11a8f2f3ddf6e88bcd7da796d725223ae</meta:generator>
    <dc:title/>
    <dc:description/>
    <dc:subject/>
    <meta:initial-creator>JONAS BODE</meta:initial-creator>
    <meta:creation-date>2023-02-18T14:23:00Z</meta:creation-date>
    <dc:date>2023-02-18T11:38:28.591275304</dc:date>
    <meta:editing-cycles>13</meta:editing-cycles>
    <meta:editing-duration>PT14M29S</meta:editing-duration>
    <meta:document-statistic meta:table-count="0" meta:image-count="0" meta:object-count="0" meta:page-count="3" meta:paragraph-count="23" meta:word-count="539" meta:character-count="3144" meta:non-whitespace-character-count="2640"/>
    <meta:user-defined meta:name="ContentTypeId">0x01010005B9A34BF801034F90F6429382DF8556</meta:user-defined>
    <meta:template xlink:type="simple" xlink:actuate="onRequest" xlink:title="" xlink:href="Normal.dotm"/>
  </office:meta>
</office:document-meta>
</file>